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family="'ＭＳ Ｐ明朝'" style:font-family-generic="roman" style:font-pitch="variable" fo:font-size="120pt" style:font-family-asian="'ＭＳ Ｐ明朝'" style:font-family-generic-asian="roman" style:font-pitch-asian="variable" style:font-size-asian="120pt" style:font-size-complex="120pt"/>
    </style:style>
    <style:style style:name="T1" style:family="text">
      <style:text-properties fo:color="#ccffff" fo:font-family="'ＭＳ Ｐ明朝'" style:font-family-generic="roman" style:font-pitch="variable" fo:font-size="120pt" style:font-family-asian="'ＭＳ Ｐ明朝'" style:font-family-generic-asian="roman" style:font-pitch-asian="variable" style:font-size-asian="120pt" style:font-size-complex="120pt"/>
    </style:style>
    <style:style style:name="T2" style:family="text">
      <style:text-properties fo:color="#ffff99" fo:font-family="'ＭＳ Ｐ明朝'" style:font-family-generic="roman" style:font-pitch="variable" fo:font-size="120pt" style:font-family-asian="'ＭＳ Ｐ明朝'" style:font-family-generic-asian="roman" style:font-pitch-asian="variable" style:font-size-asian="120pt" style:font-size-complex="120pt"/>
    </style:style>
    <style:style style:name="T3" style:family="text">
      <style:text-properties fo:color="#ffcc99" fo:font-family="'ＭＳ Ｐ明朝'" style:font-family-generic="roman" style:font-pitch="variable" fo:font-size="120pt" style:font-family-asian="'ＭＳ Ｐ明朝'" style:font-family-generic-asian="roman" style:font-pitch-asian="variable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22.477cm" svg:height="17.182cm" svg:x="3.283cm" svg:y="1.818cm">
          <draw:text-box>
            <text:p text:style-name="P1"><text:span text:style-name="T1">かわのゆうき</text:span></text:p>
            <text:p text:style-name="P1"><text:span text:style-name="T2">カワノユウキ</text:span></text:p>
            <text:p text:style-name="P1"><text:span text:style-name="T3">河野悠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7T15:43:53.99</meta:creation-date>
    <meta:editing-duration>PT6H53M21S</meta:editing-duration>
    <meta:editing-cycles>2</meta:editing-cycles>
    <meta:generator>LibreOffice/3.4$Win32 LibreOffice_project/340m1$Build-203</meta:generator>
    <dc:date>2014-06-27T19:19:22.37</dc:date>
    <meta:document-statistic meta:object-count="1"/>
  </office:meta>
</office:document-meta>
</file>